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Fine_20_Dashed" svg:stroke-width="0.102cm" svg:stroke-color="#dd4814" draw:marker-start-width="0.509cm" draw:marker-end-width="0.509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gr6" style:family="graphic" style:parent-style-name="standard">
      <style:graphic-properties draw:stroke="solid" draw:stroke-dash="Fine_20_Dashed" svg:stroke-width="0.102cm" svg:stroke-color="#dd4814" draw:marker-start-width="0.509cm" draw:marker-end-width="0.509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34cm" svg:height="1.673cm" svg:x="5.1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3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3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3.1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3.17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3.1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4.7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4.7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4.7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6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9.5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9.5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9.5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9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1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2.7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2.7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2.7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4.3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4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5.974cm">
          <text:p text:style-name="P1"><text:span text:style-name="T1">-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7.5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9.1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9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9.1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9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3.1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3.1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3.17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3.174cm">
          <text:p text:style-name="P1"><text:span text:style-name="T1">-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3.1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3.174cm">
          <text:p text:style-name="P1"><text:span text:style-name="T1">-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3.174cm">
          <text:p text:style-name="P1"><text:span text:style-name="T1">-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4.77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4.77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4.77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4.7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4.774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4.774cm">
          <text:p text:style-name="P1"><text:span text:style-name="T1">-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4.774cm">
          <text:p text:style-name="P1"><text:span text:style-name="T1">-3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4.7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4.7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4.774cm">
          <text:p text:style-name="P1"><text:span text:style-name="T1">-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6.37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6.37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6.3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6.3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6.3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6.374cm">
          <text:p text:style-name="P1"><text:span text:style-name="T1">-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6.374cm">
          <text:p text:style-name="P1"><text:span text:style-name="T1">-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6.374cm">
          <text:p text:style-name="P1"><text:span text:style-name="T1">-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6.374cm">
          <text:p text:style-name="P1"><text:span text:style-name="T1">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6.3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7.97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7.9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7.9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7.974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7.974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7.974cm">
          <text:p text:style-name="P1"><text:span text:style-name="T1">-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7.974cm">
          <text:p text:style-name="P1"><text:span text:style-name="T1">-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7.974cm">
          <text:p text:style-name="P1"><text:span text:style-name="T1">-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7.9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7.9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9.57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9.574cm">
          <text:p text:style-name="P1"><text:span text:style-name="T1">-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9.574cm">
          <text:p text:style-name="P1"><text:span text:style-name="T1">-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9.574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9.5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9.5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9.5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9.5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9.574cm">
          <text:p text:style-name="P1"><text:span text:style-name="T1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9.574cm">
          <text:p text:style-name="P1"><text:span text:style-name="T1">-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1.174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1.174cm">
          <text:p text:style-name="P1"><text:span text:style-name="T1">-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1.174cm">
          <text:p text:style-name="P1"><text:span text:style-name="T1">-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1.1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1.1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1.174cm">
          <text:p text:style-name="P1"><text:span text:style-name="T1">-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1.174cm">
          <text:p text:style-name="P1"><text:span text:style-name="T1">-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1.1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1.1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1.174cm">
          <text:p text:style-name="P1"><text:span text:style-name="T1">-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2.774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2.774cm">
          <text:p text:style-name="P1"><text:span text:style-name="T1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2.7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2.774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2.774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91cm" svg:height="1.356cm" svg:x="9.293cm" svg:y="1.596cm">
          <draw:text-box>
            <text:p><text:span text:style-name="T2">Original</text:span></text:p>
          </draw:text-box>
        </draw:frame>
        <draw:frame draw:style-name="gr4" draw:text-style-name="P3" draw:layer="layout" svg:width="7.428cm" svg:height="1.356cm" svg:x="26.393cm" svg:y="1.596cm">
          <draw:text-box>
            <text:p><text:span text:style-name="T2">Precomputation</text:span></text:p>
          </draw:text-box>
        </draw:frame>
        <draw:custom-shape draw:style-name="gr5" draw:text-style-name="P1" draw:layer="layout" svg:width="1.566cm" svg:height="1.6cm" svg:x="8.337cm" svg:y="12.7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66cm" svg:height="1.6cm" svg:x="28.437cm" svg:y="11.1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4cm" svg:height="9.6cm" svg:x="3.503cm" svg:y="3.1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66cm" svg:height="1.6cm" svg:x="26.837cm" svg:y="12.7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8cm" svg:height="9.6cm" svg:x="3.503cm" svg:y="4.77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4T13:56:52.721732510</meta:creation-date>
    <dc:date>2016-09-01T00:33:45.000304936</dc:date>
    <dc:creator>elucterio </dc:creator>
    <meta:editing-duration>PT17H16M30S</meta:editing-duration>
    <meta:editing-cycles>51</meta:editing-cycles>
    <meta:generator>LibreOffice/4.2.8.2$Linux_X86_64 LibreOffice_project/420m0$Build-2</meta:generator>
    <meta:document-statistic meta:object-count="227"/>
  </office:meta>
</office:document-meta>
</file>